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cm" style:rel-column-width="2550*"/>
    </style:style>
    <style:style style:name="Таблица1.B" style:family="table-column">
      <style:table-column-properties style:column-width="7.565cm" style:rel-column-width="19291*"/>
    </style:style>
    <style:style style:name="Таблица1.C" style:family="table-column">
      <style:table-column-properties style:column-width="6.424cm" style:rel-column-width="16381*"/>
    </style:style>
    <style:style style:name="Таблица1.D" style:family="table-column">
      <style:table-column-properties style:column-width="6.426cm" style:rel-column-width="16385*"/>
    </style:style>
    <style:style style:name="Таблица1.E" style:family="table-column">
      <style:table-column-properties style:column-width="4.286cm" style:rel-column-width="1092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D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.065cm" style:rel-column-width="2716*"/>
    </style:style>
    <style:style style:name="Таблица2.B" style:family="table-column">
      <style:table-column-properties style:column-width="5.937cm" style:rel-column-width="15140*"/>
    </style:style>
    <style:style style:name="Таблица2.C" style:family="table-column">
      <style:table-column-properties style:column-width="10.128cm" style:rel-column-width="25827*"/>
    </style:style>
    <style:style style:name="Таблица2.D" style:family="table-column">
      <style:table-column-properties style:column-width="5.142cm" style:rel-column-width="13111*"/>
    </style:style>
    <style:style style:name="Таблица2.E" style:family="table-column">
      <style:table-column-properties style:column-width="3.427cm" style:rel-column-width="874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2" style:family="table-row">
      <style:table-row-properties style:min-row-height="0.737cm"/>
    </style:style>
    <style:style style:name="Таблица2.D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9" style:family="table-row">
      <style:table-row-properties style:min-row-height="0.635cm"/>
    </style:style>
    <style:style style:name="Таблица3" style:family="table">
      <style:table-properties style:width="25.7cm" table:align="margins"/>
    </style:style>
    <style:style style:name="Таблица3.A" style:family="table-column">
      <style:table-column-properties style:column-width="1.004cm" style:rel-column-width="2560*"/>
    </style:style>
    <style:style style:name="Таблица3.B" style:family="table-column">
      <style:table-column-properties style:column-width="5.597cm" style:rel-column-width="14274*"/>
    </style:style>
    <style:style style:name="Таблица3.C" style:family="table-column">
      <style:table-column-properties style:column-width="9.55cm" style:rel-column-width="24351*"/>
    </style:style>
    <style:style style:name="Таблица3.D" style:family="table-column">
      <style:table-column-properties style:column-width="9.55cm" style:rel-column-width="24350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2" style:family="table-row">
      <style:table-row-properties style:min-row-height="0.737cm"/>
    </style:style>
    <style:style style:name="Таблица3.A3" style:family="table-cell">
      <style:table-cell-properties fo:padding="0.097cm" fo:border-left="0.002cm solid #000000" fo:border-right="none" fo:border-top="none" fo:border-bottom="0.002cm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.064cm" style:rel-column-width="603*"/>
    </style:style>
    <style:style style:name="Таблица4.B" style:family="table-column">
      <style:table-column-properties style:column-width="5.937cm" style:rel-column-width="3366*"/>
    </style:style>
    <style:style style:name="Таблица4.C" style:family="table-column">
      <style:table-column-properties style:column-width="5.84cm" style:rel-column-width="3311*"/>
    </style:style>
    <style:style style:name="Таблица4.D" style:family="table-column">
      <style:table-column-properties style:column-width="3.291cm" style:rel-column-width="1866*"/>
    </style:style>
    <style:style style:name="Таблица4.E" style:family="table-column">
      <style:table-column-properties style:column-width="9.567cm" style:rel-column-width="5424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2" style:family="table-row">
      <style:table-row-properties style:min-row-height="0.737cm"/>
    </style:style>
    <style:style style:name="Таблица4.D2" style:family="table-cell">
      <style:table-cell-properties fo:padding="0.097cm" fo:border-left="0.002cm solid #000000" fo:border-right="none" fo:border-top="none" fo:border-bottom="0.002cm solid #000000"/>
    </style:style>
    <style:style style:name="Таблица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.3" style:family="table-row">
      <style:table-row-properties style:min-row-height="0.439cm"/>
    </style:style>
    <style:style style:name="Таблица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style:font-name="Times New Roman1" fo:font-size="12pt" style:font-size-asian="12pt" style:font-size-complex="12pt"/>
    </style:style>
    <style:style style:name="P2" style:family="paragraph" style:parent-style-name="Table_20_Contents">
      <style:text-properties style:font-name="Times New Roman1" fo:font-size="12pt" fo:language="en" fo:country="US" style:font-size-asian="12pt" style:font-size-complex="12pt"/>
    </style:style>
    <style:style style:name="P3" style:family="paragraph" style:parent-style-name="Table_20_Contents">
      <style:text-properties style:font-name="Times New Roman1" fo:font-size="12pt" fo:language="ru" fo:country="RU" style:font-size-asian="12pt" style:font-size-complex="12pt"/>
    </style:style>
    <style:style style:name="P4" style:family="paragraph" style:parent-style-name="Table_20_Contents">
      <style:text-properties fo:font-variant="normal" fo:text-transform="none" fo:color="#000000" style:text-line-through-style="none" style:font-name="Times New Roman1" fo:font-size="12pt" fo:language="en" fo:country="US" fo:font-style="normal" style:text-underline-style="none" fo:font-weight="normal" style:text-blinking="false" style:font-size-asian="12pt" style:font-size-complex="12pt"/>
    </style:style>
    <style:style style:name="P5" style:family="paragraph" style:parent-style-name="Table_20_Contents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style:font-size-asian="12pt" style:font-size-complex="12pt"/>
    </style:style>
    <style:style style:name="P6" style:family="paragraph" style:parent-style-name="Table_20_Heading">
      <style:text-properties fo:language="ru" fo:country="RU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Table_20_Contents" style:list-style-name="Numbering_20_2"/>
    <style:style style:name="P10" style:family="paragraph" style:parent-style-name="Table_20_Contents" style:list-style-name="Numbering_20_2">
      <style:text-properties style:font-name="Times New Roman1" fo:font-size="12pt" style:font-size-asian="12pt" style:font-size-complex="12pt"/>
    </style:style>
    <style:style style:name="P11" style:family="paragraph" style:parent-style-name="Table_20_Contents">
      <style:text-properties fo:language="en" fo:country="US"/>
    </style:style>
    <style:style style:name="P12" style:family="paragraph" style:parent-style-name="Table_20_Contents" style:list-style-name="Numbering_20_2">
      <style:text-properties fo:language="en" fo:country="US"/>
    </style:style>
    <style:style style:name="P13" style:family="paragraph" style:parent-style-name="Table_20_Contents">
      <style:text-properties fo:language="ru" fo:country="RU"/>
    </style:style>
    <style:style style:name="P14" style:family="paragraph" style:parent-style-name="Standard" style:list-style-name="Numbering_20_1">
      <style:text-properties fo:language="ru" fo:country="RU"/>
    </style:style>
    <style:style style:name="P15" style:family="paragraph" style:parent-style-name="Standard" style:list-style-name="Numbering_20_1"/>
    <style:style style:name="P16" style:family="paragraph" style:parent-style-name="Standard">
      <style:text-properties fo:language="en" fo:country="US"/>
    </style:style>
    <style:style style:name="P17" style:family="paragraph" style:parent-style-name="Table_20_Heading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T4" style:family="text"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text-line-through-style="none" fo:language="en" fo:country="US" fo:font-style="normal" style:text-underline-style="none" fo:font-weight="normal" style:text-blinking="false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/>
    </style:style>
    <style:style style:name="T7" style:family="text">
      <style:text-properties fo:font-variant="normal" fo:text-transform="none" fo:color="#000000" style:text-line-through-style="none" fo:language="ru" fo:country="RU" fo:font-style="normal" style:text-underline-style="none" fo:font-weight="normal" style:text-blinking="false"/>
    </style:style>
    <style:style style:name="T8" style:family="text">
      <style:text-properties style:font-name="Arial1" fo:font-size="9.75pt"/>
    </style:style>
    <style:style style:name="T9" style:family="text">
      <style:text-properties fo:font-size="12pt" fo:language="ru" fo:country="RU" style:font-size-asian="12pt" style:font-size-complex="12pt"/>
    </style:style>
    <style:style style:name="T10" style:family="text">
      <style:text-properties style:font-name="Times New Roman1" fo:font-size="12pt" fo:language="ru" fo:country="RU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tracked-changes>
        <text:changed-region xml:id="ct329382800" text:id="ct329382800">
          <text:insertion>
            <office:change-info>
              <dc:creator>Alexander Lisovenko</dc:creator>
              <dc:date>2016-01-15T15:53:00</dc:date>
            </office:change-info>
          </text:insertion>
        </text:changed-region>
        <text:changed-region xml:id="ct329382696" text:id="ct329382696">
          <text:insertion>
            <office:change-info>
              <dc:creator>Alexander Lisovenko</dc:creator>
              <dc:date>2016-01-15T16:01:00</dc:date>
            </office:change-info>
          </text:insertion>
        </text:changed-region>
        <text:changed-region xml:id="ct329383424" text:id="ct329383424">
          <text:insertion>
            <office:change-info>
              <dc:creator>Alexander Lisovenko</dc:creator>
              <dc:date>2016-01-15T16:02:00</dc:date>
            </office:change-info>
          </text:insertion>
        </text:changed-region>
        <text:changed-region xml:id="ct329383112" text:id="ct329383112">
          <text:insertion>
            <office:change-info>
              <dc:creator>Alexander Lisovenko</dc:creator>
              <dc:date>2016-01-15T16:02:00</dc:date>
            </office:change-info>
          </text:insertion>
        </text:changed-region>
        <text:changed-region xml:id="ct329382904" text:id="ct329382904">
          <text:deletion>
            <office:change-info>
              <dc:creator>Alexander Lisovenko</dc:creator>
              <dc:date>2016-01-15T16:02:00</dc:date>
            </office:change-info>
            <text:p text:style-name="Standard"><text:span text:style-name="T1">3</text:span></text:p>
          </text:deletion>
        </text:changed-region>
        <text:changed-region xml:id="ct328636808" text:id="ct328636808">
          <text:insertion>
            <office:change-info>
              <dc:creator>Alexander Lisovenko</dc:creator>
              <dc:date>2016-01-15T16:03:00</dc:date>
            </office:change-info>
          </text:insertion>
        </text:changed-region>
        <text:changed-region xml:id="ct328636912" text:id="ct328636912">
          <text:insertion>
            <office:change-info>
              <dc:creator>Alexander Lisovenko</dc:creator>
              <dc:date>2016-01-15T16:03:00</dc:date>
            </office:change-info>
          </text:insertion>
        </text:changed-region>
        <text:changed-region xml:id="ct328634832" text:id="ct328634832">
          <text:insertion>
            <office:change-info>
              <dc:creator>Alexander Lisovenko</dc:creator>
              <dc:date>2016-01-15T16:03:00</dc:date>
            </office:change-info>
          </text:insertion>
        </text:changed-region>
        <text:changed-region xml:id="ct328634312" text:id="ct328634312">
          <text:insertion>
            <office:change-info>
              <dc:creator>Alexander Lisovenko</dc:creator>
              <dc:date>2016-01-15T16:03:00</dc:date>
            </office:change-info>
          </text:insertion>
        </text:changed-region>
        <text:changed-region xml:id="ct328634520" text:id="ct328634520">
          <text:insertion>
            <office:change-info>
              <dc:creator>Alexander Lisovenko</dc:creator>
              <dc:date>2016-01-15T16:03:00</dc:date>
            </office:change-info>
          </text:insertion>
        </text:changed-region>
        <text:changed-region xml:id="ct328633688" text:id="ct328633688">
          <text:insertion>
            <office:change-info>
              <dc:creator>Alexander Lisovenko</dc:creator>
              <dc:date>2016-01-15T16:03:00</dc:date>
            </office:change-info>
          </text:insertion>
        </text:changed-region>
        <text:changed-region xml:id="ct328633792" text:id="ct328633792">
          <text:insertion>
            <office:change-info>
              <dc:creator>Alexander Lisovenko</dc:creator>
              <dc:date>2016-01-15T16:03:00</dc:date>
            </office:change-info>
          </text:insertion>
        </text:changed-region>
        <text:changed-region xml:id="ct328634624" text:id="ct328634624">
          <text:insertion>
            <office:change-info>
              <dc:creator>Alexander Lisovenko</dc:creator>
              <dc:date>2016-01-15T16:03:00</dc:date>
            </office:change-info>
          </text:insertion>
        </text:changed-region>
        <text:changed-region xml:id="ct329403080" text:id="ct329403080">
          <text:insertion>
            <office:change-info>
              <dc:creator>Alexander Lisovenko</dc:creator>
              <dc:date>2016-01-15T16:05:00</dc:date>
            </office:change-info>
          </text:insertion>
        </text:changed-region>
        <text:changed-region xml:id="ct329402560" text:id="ct329402560">
          <text:insertion>
            <office:change-info>
              <dc:creator>Alexander Lisovenko</dc:creator>
              <dc:date>2016-01-15T16:06:00</dc:date>
            </office:change-info>
          </text:insertion>
        </text:changed-region>
        <text:changed-region xml:id="ct329403600" text:id="ct329403600">
          <text:insertion>
            <office:change-info>
              <dc:creator>Alexander Lisovenko</dc:creator>
              <dc:date>2016-01-15T16:06:00</dc:date>
            </office:change-info>
          </text:insertion>
        </text:changed-region>
        <text:changed-region xml:id="ct329402976" text:id="ct329402976">
          <text:insertion>
            <office:change-info>
              <dc:creator>Alexander Lisovenko</dc:creator>
              <dc:date>2016-01-15T16:06:00</dc:date>
            </office:change-info>
          </text:insertion>
        </text:changed-region>
        <text:changed-region xml:id="ct329796328" text:id="ct329796328">
          <text:insertion>
            <office:change-info>
              <dc:creator>Alexander Lisovenko</dc:creator>
              <dc:date>2016-01-15T16:07:00</dc:date>
            </office:change-info>
          </text:insertion>
        </text:changed-region>
        <text:changed-region xml:id="ct329798616" text:id="ct329798616">
          <text:insertion>
            <office:change-info>
              <dc:creator>Alexander Lisovenko</dc:creator>
              <dc:date>2016-01-15T16:08:00</dc:date>
            </office:change-info>
          </text:insertion>
        </text:changed-region>
        <text:changed-region xml:id="ct329798200" text:id="ct329798200">
          <text:insertion>
            <office:change-info>
              <dc:creator>Alexander Lisovenko</dc:creator>
              <dc:date>2016-01-15T16:16:00</dc:date>
            </office:change-info>
          </text:insertion>
        </text:changed-region>
        <text:changed-region xml:id="ct329795288" text:id="ct329795288">
          <text:insertion>
            <office:change-info>
              <dc:creator>Alexander Lisovenko</dc:creator>
              <dc:date>2016-01-15T16:10:00</dc:date>
            </office:change-info>
          </text:insertion>
        </text:changed-region>
        <text:changed-region xml:id="ct329793832" text:id="ct329793832">
          <text:insertion>
            <office:change-info>
              <dc:creator>Alexander Lisovenko</dc:creator>
              <dc:date>2016-01-15T16:09:00</dc:date>
            </office:change-info>
          </text:insertion>
        </text:changed-region>
        <text:changed-region xml:id="ct329795912" text:id="ct329795912">
          <text:insertion>
            <office:change-info>
              <dc:creator>Alexander Lisovenko</dc:creator>
              <dc:date>2016-01-15T16:10:00</dc:date>
            </office:change-info>
          </text:insertion>
        </text:changed-region>
        <text:changed-region xml:id="ct329796016" text:id="ct329796016">
          <text:insertion>
            <office:change-info>
              <dc:creator>Alexander Lisovenko</dc:creator>
              <dc:date>2016-01-15T16:11:00</dc:date>
            </office:change-info>
          </text:insertion>
        </text:changed-region>
        <text:changed-region xml:id="ct329793728" text:id="ct329793728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799136" text:id="ct329799136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800072" text:id="ct329800072">
          <text:insertion>
            <office:change-info>
              <dc:creator>Alexander Lisovenko</dc:creator>
              <dc:date>2016-01-15T16:16:00</dc:date>
            </office:change-info>
          </text:insertion>
        </text:changed-region>
        <text:changed-region xml:id="ct329794352" text:id="ct329794352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794560" text:id="ct329794560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796536" text:id="ct329796536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794664" text:id="ct329794664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797992" text:id="ct329797992">
          <text:insertion>
            <office:change-info>
              <dc:creator>Alexander Lisovenko</dc:creator>
              <dc:date>2016-01-15T16:16:00</dc:date>
            </office:change-info>
          </text:insertion>
        </text:changed-region>
        <text:changed-region xml:id="ct329793936" text:id="ct329793936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796640" text:id="ct329796640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794976" text:id="ct329794976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796848" text:id="ct329796848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798824" text:id="ct329798824">
          <text:insertion>
            <office:change-info>
              <dc:creator>Alexander Lisovenko</dc:creator>
              <dc:date>2016-01-15T16:16:00</dc:date>
            </office:change-info>
          </text:insertion>
        </text:changed-region>
        <text:changed-region xml:id="ct329795392" text:id="ct329795392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795600" text:id="ct329795600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797888" text:id="ct329797888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798408" text:id="ct329798408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798096" text:id="ct329798096">
          <text:insertion>
            <office:change-info>
              <dc:creator>Alexander Lisovenko</dc:creator>
              <dc:date>2016-01-15T16:16:00</dc:date>
            </office:change-info>
          </text:insertion>
        </text:changed-region>
        <text:changed-region xml:id="ct329799240" text:id="ct329799240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799864" text:id="ct329799864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798304" text:id="ct329798304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797784" text:id="ct329797784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797576" text:id="ct329797576">
          <text:insertion>
            <office:change-info>
              <dc:creator>Alexander Lisovenko</dc:creator>
              <dc:date>2016-01-15T16:16:00</dc:date>
            </office:change-info>
          </text:insertion>
        </text:changed-region>
        <text:changed-region xml:id="ct329799656" text:id="ct329799656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798928" text:id="ct329798928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797680" text:id="ct329797680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799032" text:id="ct329799032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799344" text:id="ct329799344">
          <text:insertion>
            <office:change-info>
              <dc:creator>Alexander Lisovenko</dc:creator>
              <dc:date>2016-01-15T16:16:00</dc:date>
            </office:change-info>
          </text:insertion>
        </text:changed-region>
        <text:changed-region xml:id="ct329799760" text:id="ct329799760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799552" text:id="ct329799552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797472" text:id="ct329797472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793624" text:id="ct329793624">
          <text:insertion>
            <office:change-info>
              <dc:creator>Alexander Lisovenko</dc:creator>
              <dc:date>2016-01-15T16:16:00</dc:date>
            </office:change-info>
          </text:insertion>
        </text:changed-region>
        <text:changed-region xml:id="ct329798512" text:id="ct329798512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799968" text:id="ct329799968">
          <text:insertion>
            <office:change-info>
              <dc:creator>Alexander Lisovenko</dc:creator>
              <dc:date>2016-01-15T16:16:00</dc:date>
            </office:change-info>
          </text:insertion>
        </text:changed-region>
        <text:changed-region xml:id="ct329797160" text:id="ct329797160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797056" text:id="ct329797056">
          <text:insertion>
            <office:change-info>
              <dc:creator>Alexander Lisovenko</dc:creator>
              <dc:date>2016-01-15T16:15:00</dc:date>
            </office:change-info>
          </text:insertion>
        </text:changed-region>
        <text:changed-region xml:id="ct329383216" text:id="ct329383216">
          <text:insertion>
            <office:change-info>
              <dc:creator>Alexander Lisovenko</dc:creator>
              <dc:date>2016-01-15T16:03:00</dc:date>
            </office:change-info>
          </text:insertion>
        </text:changed-region>
        <text:changed-region xml:id="ct329385712" text:id="ct329385712">
          <text:deletion>
            <office:change-info>
              <dc:creator>Alexander Lisovenko</dc:creator>
              <dc:date>2016-01-15T16:03:00</dc:date>
            </office:change-info>
            <text:p text:style-name="Standard"><text:span text:style-name="T1">3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Импорт</text:span> данных из каталогов базданных <text:span text:style-name="T3">Lesis </text:span><text:span text:style-name="T1">в БД </text:span><text:span text:style-name="T3">sqlite.</text:span></text:p>
      <text:p text:style-name="P7"/>
      <text:list xml:id="list8103510665491558634" text:style-name="Numbering_20_1">
        <text:list-item>
          <text:p text:style-name="P14">Указанный <text:span text:style-name="T3">shape </text:span>файл, содержащий геометрию выделов импортируется в БД <text:span text:style-name="T3">sqlite </text:span>в отдельную таблицу с именем <text:span text:style-name="T3">videl_plg, </text:span>имя используется и как название слоя.</text:p>
        </text:list-item>
        <text:list-item>
          <text:p text:style-name="P14">Импортируются данные из таксационной повыдельной базы данных.</text:p>
          <text:list>
            <text:list-item>
              <text:p text:style-name="P15"><text:span text:style-name="T1">Импорт общей характеристики выдела из PHL1.DBF. Все поля из БД PHL1.DBF, описаные в таблице 1, добавляются к уже имеющимся полям таблицы <text:s/></text:span><text:span text:style-name="T3">videl_plg </text:span><text:span text:style-name="T1">БД </text:span><text:span text:style-name="T3">sqlite. </text:span><text:span text:style-name="T1">Имена полей сохраняются, но переводятся в нижний регистр.</text:span><text:span text:style-name="T3"> В</text:span><text:span text:style-name="T1">се кодовые значения справочных полей заменяются на соответствующие значения из справочников.</text:span></text:p>
            </text:list-item>
            <text:list-item>
              <text:p text:style-name="P15"><text:span text:style-name="T1">Описание ярусов и пород PHL2.DBF импортируются в отдельную таблицу </text:span><text:span text:style-name="T10">yarpor_attr</text:span><text:span text:style-name="T9">,</text:span><text:span text:style-name="T3"> </text:span><text:span text:style-name="T1">в соответствии с таблицей 2. Имена полей сохраняются, но переводятся в нижний регистр. Все кодовые значения справочных полей заменяются на соответствующие значения из справочников.</text:span><text:change-start text:change-id="ct329382800"/></text:p>
            </text:list-item>
            <text:list-item>
              <text:p text:style-name="P15"><text:span text:style-name="T1">Описание макетов </text:span><text:span text:style-name="T3">PHL3.DBF </text:span><text:span text:style-name="T1">импротиру</text:span><text:change-end text:change-id="ct329382800"/><text:change-start text:change-id="ct329382696"/><text:span text:style-name="T1">ется в отдельную таблицу </text:span><text:span text:style-name="T3">makets</text:span><text:change-end text:change-id="ct329382696"/><text:change-start text:change-id="ct329383424"/><text:span text:style-name="T3">, </text:span><text:span text:style-name="T1">в соответствии с таблицей 3.</text:span><text:change-end text:change-id="ct329383424"/></text:p>
            </text:list-item>
          </text:list>
        </text:list-item>
        <text:list-item>
          <text:p text:style-name="P14">Генерируются новые данные</text:p>
          <text:list>
            <text:list-item>
              <text:p text:style-name="P15"><text:span text:style-name="T1">Создается полигональный слой кварталов </text:span><text:span text:style-name="T3">- kvr_plg</text:span><text:span text:style-name="T1">. Атрибуты нового слоя в таблице </text:span><text:change-start text:change-id="ct329383112"/><text:span text:style-name="T1">4</text:span><text:change-end text:change-id="ct329383112"/><text:change text:change-id="ct329382904"/><text:span text:style-name="T1">. </text:span></text:p>
            </text:list-item>
          </text:list>
        </text:list-item>
      </text:list>
      <text:p text:style-name="P8"/>
      <text:p text:style-name="P8">Таблица 1. Перечень импортируемых полей из БД <text:s/>PHL1.DBF в таблицу <text:span text:style-name="T3">videl_plg </text:span>БД <text:span text:style-name="T3">sqlite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>
            <table:table-cell table:style-name="Таблица1.A1" table:number-rows-spanned="2" office:value-type="string">
              <text:p text:style-name="Table_20_Heading"/>
            </table:table-cell>
            <table:table-cell table:style-name="Таблица1.A1" table:number-rows-spanned="2" office:value-type="string">
              <text:p text:style-name="Table_20_Heading">Атрибут</text:p>
            </table:table-cell>
            <table:table-cell table:style-name="Таблица1.A1" table:number-rows-spanned="2" office:value-type="string">
              <text:p text:style-name="Table_20_Heading">Расшифровка</text:p>
            </table:table-cell>
            <table:table-cell table:style-name="Таблица1.D1" table:number-columns-spanned="2" office:value-type="string">
              <text:p text:style-name="P6">Значение из справочника (если атрибут справочный)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Таблица1.D2" office:value-type="string">
              <text:p text:style-name="Table_20_Contents">Имя справочника</text:p>
            </table:table-cell>
            <table:table-cell table:style-name="Таблица1.E2" office:value-type="string">
              <text:p text:style-name="Table_20_Contents">Атрибут</text:p>
            </table:table-cell>
          </table:table-row>
        </table:table-header-rows>
        <table:table-row>
          <table:table-cell table:style-name="Таблица1.D2" office:value-type="string">
            <text:list xml:id="list4456458732682828187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NNN</text:p>
          </table:table-cell>
          <table:table-cell table:style-name="Таблица1.D2" office:value-type="string">
            <text:p text:style-name="P1">Индекс выдел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85748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<text:span text:style-name="T5">NOMKVR</text:span> </text:p>
          </table:table-cell>
          <table:table-cell table:style-name="Таблица1.D2" office:value-type="string">
            <text:p text:style-name="P1"><text:span text:style-name="T1">Н</text:span>омер квартал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85437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4">NOMVYD</text:p>
          </table:table-cell>
          <table:table-cell table:style-name="Таблица1.D2" office:value-type="string">
            <text:p text:style-name="P4">Номер выдела</text:p>
          </table:table-cell>
          <table:table-cell table:style-name="Таблица1.D2" office:value-type="string">
            <text:p text:style-name="P4"/>
          </table:table-cell>
          <table:table-cell table:style-name="Таблица1.E2" office:value-type="string">
            <text:p text:style-name="P4"/>
          </table:table-cell>
        </table:table-row>
        <table:table-row>
          <table:table-cell table:style-name="Таблица1.D2" office:value-type="string">
            <text:list xml:id="list36391772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4">KATZAS</text:p>
          </table:table-cell>
          <table:table-cell table:style-name="Таблица1.D2" office:value-type="string">
            <text:p text:style-name="P4">Категория защитных лесов</text:p>
          </table:table-cell>
          <table:table-cell table:style-name="Таблица1.D2" office:value-type="string">
            <text:p text:style-name="P4">KatZasch.DBF</text:p>
          </table:table-cell>
          <table:table-cell table:style-name="Таблица1.E2" office:value-type="string">
            <text:p text:style-name="P4">TX</text:p>
          </table:table-cell>
        </table:table-row>
        <table:table-row>
          <table:table-cell table:style-name="Таблица1.D2" office:value-type="string">
            <text:list xml:id="list36373824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4">ADMRAN</text:p>
          </table:table-cell>
          <table:table-cell table:style-name="Таблица1.D2" office:value-type="string">
            <text:p text:style-name="P4">Административный район</text:p>
          </table:table-cell>
          <table:table-cell table:style-name="Таблица1.D2" office:value-type="string">
            <text:p text:style-name="P4">AdmRan.DBF</text:p>
          </table:table-cell>
          <table:table-cell table:style-name="Таблица1.E2" office:value-type="string">
            <text:p text:style-name="P4">TX</text:p>
          </table:table-cell>
        </table:table-row>
        <table:table-row>
          <table:table-cell table:style-name="Таблица1.D2" office:value-type="string">
            <text:list xml:id="list36389089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4">LESBAZ</text:p>
          </table:table-cell>
          <table:table-cell table:style-name="Таблица1.D2" office:value-type="string">
            <text:p text:style-name="P4">Лесосырьевая база</text:p>
          </table:table-cell>
          <table:table-cell table:style-name="Таблица1.D2" office:value-type="string">
            <text:p text:style-name="P4">LesBaz.DBF</text:p>
          </table:table-cell>
          <table:table-cell table:style-name="Таблица1.E2" office:value-type="string">
            <text:p text:style-name="P4">TX</text:p>
          </table:table-cell>
        </table:table-row>
        <table:table-row>
          <table:table-cell table:style-name="Таблица1.D2" office:value-type="string">
            <text:list xml:id="list36385038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4">REL</text:p>
          </table:table-cell>
          <table:table-cell table:style-name="Таблица1.D2" office:value-type="string">
            <text:p text:style-name="P4">Рельеф</text:p>
          </table:table-cell>
          <table:table-cell table:style-name="Таблица1.D2" office:value-type="string">
            <text:p text:style-name="P4">relef.DBF</text:p>
          </table:table-cell>
          <table:table-cell table:style-name="Таблица1.E2" office:value-type="string">
            <text:p text:style-name="P4">TX</text:p>
          </table:table-cell>
        </table:table-row>
        <table:table-row>
          <table:table-cell table:style-name="Таблица1.D2" office:value-type="string">
            <text:list xml:id="list36379273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4">FUNZON</text:p>
          </table:table-cell>
          <table:table-cell table:style-name="Таблица1.D2" office:value-type="string">
            <text:p text:style-name="P4">Функциональная зона</text:p>
          </table:table-cell>
          <table:table-cell table:style-name="Таблица1.D2" office:value-type="string">
            <text:p text:style-name="P4">FunkZon.DBF</text:p>
          </table:table-cell>
          <table:table-cell table:style-name="Таблица1.E2" office:value-type="string">
            <text:p text:style-name="P4">TX </text:p>
          </table:table-cell>
        </table:table-row>
        <table:table-row>
          <table:table-cell table:style-name="Таблица1.D2" office:value-type="string">
            <text:list xml:id="list36374146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GODAKT</text:p>
          </table:table-cell>
          <table:table-cell table:style-name="Таблица1.D2" office:value-type="string">
            <text:p text:style-name="P1">Год актуализации лесоустройств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74034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PRD</text:p>
          </table:table-cell>
          <table:table-cell table:style-name="Таблица1.D2" office:value-type="string">
            <text:p text:style-name="P1">Лесоустроительное предприятие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90630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PLSVYD</text:p>
          </table:table-cell>
          <table:table-cell table:style-name="Таблица1.D2" office:value-type="string">
            <text:p text:style-name="P1"><text:span text:style-name="T7">П</text:span><text:span text:style-name="T6">лощадь выдела учетная</text:span>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ext:soft-page-break/>
        <table:table-row>
          <table:table-cell table:style-name="Таблица1.D2" office:value-type="string">
            <text:list xml:id="list36399121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KATZEM</text:p>
          </table:table-cell>
          <table:table-cell table:style-name="Таблица1.D2" office:value-type="string">
            <text:p text:style-name="P1">Категория земель</text:p>
          </table:table-cell>
          <table:table-cell table:style-name="Таблица1.D2" office:value-type="string">
            <text:p text:style-name="P1">KatZem.DBF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6385545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HOZKAT</text:p>
          </table:table-cell>
          <table:table-cell table:style-name="Таблица1.D2" office:value-type="string">
            <text:p text:style-name="P1">Хозяйственная категория</text:p>
          </table:table-cell>
          <table:table-cell table:style-name="Таблица1.D2" office:value-type="string">
            <text:p text:style-name="P1">HozKat.DBF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6371047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OZU</text:p>
          </table:table-cell>
          <table:table-cell table:style-name="Таблица1.D2" office:value-type="string">
            <text:p text:style-name="P5">ОЗУЛ</text:p>
          </table:table-cell>
          <table:table-cell table:style-name="Таблица1.D2" office:value-type="string">
            <text:p text:style-name="P5">OZU.DBF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6393075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EKS</text:p>
          </table:table-cell>
          <table:table-cell table:style-name="Таблица1.D2" office:value-type="string">
            <text:p text:style-name="P1">Экспозиция склона</text:p>
          </table:table-cell>
          <table:table-cell table:style-name="Таблица1.D2" office:value-type="string">
            <text:p text:style-name="P1">Ekspoz.dbf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6379414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KRTSKL</text:p>
          </table:table-cell>
          <table:table-cell table:style-name="Таблица1.D2" office:value-type="string">
            <text:p text:style-name="P1">Крутизна склон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80996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VUM</text:p>
          </table:table-cell>
          <table:table-cell table:style-name="Таблица1.D2" office:value-type="string">
            <text:p text:style-name="P1">Высота над уровнем моря 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86597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ERZSKL</text:p>
          </table:table-cell>
          <table:table-cell table:style-name="Таблица1.D2" office:value-type="string">
            <text:p text:style-name="P5">Эрозия склона</text:p>
          </table:table-cell>
          <table:table-cell table:style-name="Таблица1.D2" office:value-type="string">
            <text:p text:style-name="P1"><text:span text:style-name="T8">ErzSkl.dbf</text:span>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6383795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STPERZ</text:p>
          </table:table-cell>
          <table:table-cell table:style-name="Таблица1.D2" office:value-type="string">
            <text:p text:style-name="P5">Степень эрозии</text:p>
          </table:table-cell>
          <table:table-cell table:style-name="Таблица1.D2" office:value-type="string">
            <text:p text:style-name="P1"><text:span text:style-name="T4">StpErz.dbf</text:span> </text:p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95313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HOZMER1</text:p>
          </table:table-cell>
          <table:table-cell table:style-name="Таблица1.D2" office:value-type="string">
            <text:p text:style-name="P1">Хозяйственное мероприятие 1</text:p>
          </table:table-cell>
          <table:table-cell table:style-name="Таблица1.D2" office:value-type="string">
            <text:p text:style-name="P1">HozMer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6396345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PRCVYR1 </text:p>
          </table:table-cell>
          <table:table-cell table:style-name="Таблица1.D2" office:value-type="string">
            <text:p text:style-name="P1">Процент вырубки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97519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NOMRTK1</text:p>
          </table:table-cell>
          <table:table-cell table:style-name="Таблица1.D2" office:value-type="string">
            <text:p text:style-name="P1">Номер РТК 1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92180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HOZMER2</text:p>
          </table:table-cell>
          <table:table-cell table:style-name="Таблица1.D2" office:value-type="string">
            <text:p text:style-name="P1">Хозяйственное мероприятие 2</text:p>
          </table:table-cell>
          <table:table-cell table:style-name="Таблица1.D2" office:value-type="string">
            <text:p text:style-name="P1">HozMer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6397062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NOMRTK2</text:p>
          </table:table-cell>
          <table:table-cell table:style-name="Таблица1.D2" office:value-type="string">
            <text:p text:style-name="P1">Номер РТК 2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83686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HOZMER3</text:p>
          </table:table-cell>
          <table:table-cell table:style-name="Таблица1.D2" office:value-type="string">
            <text:p text:style-name="P1">Хозяйственное мероприятие 3</text:p>
          </table:table-cell>
          <table:table-cell table:style-name="Таблица1.D2" office:value-type="string">
            <text:p text:style-name="P1">HozMer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6401746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NOMRTK3</text:p>
          </table:table-cell>
          <table:table-cell table:style-name="Таблица1.D2" office:value-type="string">
            <text:p text:style-name="P1">Номер РТК 3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86615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CELPOR</text:p>
          </table:table-cell>
          <table:table-cell table:style-name="Таблица1.D2" office:value-type="string">
            <text:p text:style-name="P1">Целевая порода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6379931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PRBPOR</text:p>
          </table:table-cell>
          <table:table-cell table:style-name="Таблица1.D2" office:value-type="string">
            <text:p text:style-name="P1">Преобладающая порода 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6377388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BON</text:p>
          </table:table-cell>
          <table:table-cell table:style-name="Таблица1.D2" office:value-type="string">
            <text:p text:style-name="P5">Бонитет</text:p>
          </table:table-cell>
          <table:table-cell table:style-name="Таблица1.D2" office:value-type="string">
            <text:p text:style-name="P1">Bonitet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6383104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TIPLES</text:p>
          </table:table-cell>
          <table:table-cell table:style-name="Таблица1.D2" office:value-type="string">
            <text:p text:style-name="P1">Тип леса </text:p>
          </table:table-cell>
          <table:table-cell table:style-name="Таблица1.D2" office:value-type="string">
            <text:p text:style-name="P1">TipLesa.DBF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6400605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GODVIR</text:p>
          </table:table-cell>
          <table:table-cell table:style-name="Таблица1.D2" office:value-type="string">
            <text:p text:style-name="P1">Год вырубки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70409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KOLPNI </text:p>
          </table:table-cell>
          <table:table-cell table:style-name="Таблица1.D2" office:value-type="string">
            <text:p text:style-name="P1">Количество пней 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92142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KPS</text:p>
          </table:table-cell>
          <table:table-cell table:style-name="Таблица1.D2" office:value-type="string">
            <text:p text:style-name="P1">Количество пней сосны 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ext:soft-page-break/>
        <table:table-row>
          <table:table-cell table:style-name="Таблица1.D2" office:value-type="string">
            <text:list xml:id="list36391872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DIMPNI</text:p>
          </table:table-cell>
          <table:table-cell table:style-name="Таблица1.D2" office:value-type="string">
            <text:p text:style-name="P1">Диаметр пней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77086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TIPVYR</text:p>
          </table:table-cell>
          <table:table-cell table:style-name="Таблица1.D2" office:value-type="string">
            <text:p text:style-name="P1">Тип вырубки</text:p>
          </table:table-cell>
          <table:table-cell table:style-name="Таблица1.D2" office:value-type="string">
            <text:p text:style-name="P1">TipVyr.DBF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6373043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ZAPZAH</text:p>
          </table:table-cell>
          <table:table-cell table:style-name="Таблица1.D2" office:value-type="string">
            <text:p text:style-name="P1">Запас захламленности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73556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ZZL</text:p>
          </table:table-cell>
          <table:table-cell table:style-name="Таблица1.D2" office:value-type="string">
            <text:p text:style-name="P1">Запас захламленности ликвидный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402179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ZAPSUH</text:p>
          </table:table-cell>
          <table:table-cell table:style-name="Таблица1.D2" office:value-type="string">
            <text:p text:style-name="P1">Запас сухостоя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87350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NEY</text:p>
          </table:table-cell>
          <table:table-cell table:style-name="Таблица1.D2" office:value-type="string">
            <text:p text:style-name="P1">Признак неэксплуатационного ярус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73144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GRPVOZ</text:p>
          </table:table-cell>
          <table:table-cell table:style-name="Таблица1.D2" office:value-type="string">
            <text:p text:style-name="P1">Группа возраста</text:p>
          </table:table-cell>
          <table:table-cell table:style-name="Таблица1.D2" office:value-type="string">
            <text:p text:style-name="P1">GrpVoz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6374359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ZAPVYD</text:p>
          </table:table-cell>
          <table:table-cell table:style-name="Таблица1.D2" office:value-type="string">
            <text:p text:style-name="P1">Запас на выделе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77337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HOZSEK</text:p>
          </table:table-cell>
          <table:table-cell table:style-name="Таблица1.D2" office:value-type="string">
            <text:p text:style-name="P1">Хозяйственная секция</text:p>
          </table:table-cell>
          <table:table-cell table:style-name="Таблица1.D2" office:value-type="string">
            <text:p text:style-name="P1">HozSek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6389988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VOZRUB</text:p>
          </table:table-cell>
          <table:table-cell table:style-name="Таблица1.D2" office:value-type="string">
            <text:p text:style-name="P1">Код возраста рубки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75909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KLSVOZ</text:p>
          </table:table-cell>
          <table:table-cell table:style-name="Таблица1.D2" office:value-type="string">
            <text:p text:style-name="P1">Класс возраста рубки 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91961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5">ARN</text:p>
          </table:table-cell>
          <table:table-cell table:style-name="Таблица1.D2" office:value-type="string">
            <text:p text:style-name="P1">Арендатор</text:p>
          </table:table-cell>
          <table:table-cell table:style-name="Таблица1.D2" office:value-type="string">
            <text:p text:style-name="P1">arnLesse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6400774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KOLPOD</text:p>
          </table:table-cell>
          <table:table-cell table:style-name="Таблица1.D2" office:value-type="string">
            <text:p text:style-name="P1">Количество подрост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82866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VYSPOD</text:p>
          </table:table-cell>
          <table:table-cell table:style-name="Таблица1.D2" office:value-type="string">
            <text:p text:style-name="P1">Высота подрост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80589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VOZPOD</text:p>
          </table:table-cell>
          <table:table-cell table:style-name="Таблица1.D2" office:value-type="string">
            <text:p text:style-name="P1">Возраст подроста 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400916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KOFPOD1</text:p>
          </table:table-cell>
          <table:table-cell table:style-name="Таблица1.D2" office:value-type="string">
            <text:p text:style-name="P1">Коэффициент подроста 1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86160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PORPOD1</text:p>
          </table:table-cell>
          <table:table-cell table:style-name="Таблица1.D2" office:value-type="string">
            <text:p text:style-name="P1">Порода подроста 1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6375705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KOFPOD2</text:p>
          </table:table-cell>
          <table:table-cell table:style-name="Таблица1.D2" office:value-type="string">
            <text:p text:style-name="P1">Коэффициент подроста 2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401307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PORPOD2</text:p>
          </table:table-cell>
          <table:table-cell table:style-name="Таблица1.D2" office:value-type="string">
            <text:p text:style-name="P1">Порода подроста 2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6376469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KOFPOD3</text:p>
          </table:table-cell>
          <table:table-cell table:style-name="Таблица1.D2" office:value-type="string">
            <text:p text:style-name="P1">Коэффициент подроста 3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71290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PORPOD3</text:p>
          </table:table-cell>
          <table:table-cell table:style-name="Таблица1.D2" office:value-type="string">
            <text:p text:style-name="P1">Порода подроста 3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6380895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OSNPOR</text:p>
          </table:table-cell>
          <table:table-cell table:style-name="Таблица1.D2" office:value-type="string">
            <text:p text:style-name="P1">Оценка подроста</text:p>
          </table:table-cell>
          <table:table-cell table:style-name="Таблица1.D2" office:value-type="string">
            <text:p text:style-name="P1">OsnPor.DBF </text:p>
          </table:table-cell>
          <table:table-cell table:style-name="Таблица1.E2" office:value-type="string">
            <text:p text:style-name="P2">TX</text:p>
          </table:table-cell>
        </table:table-row>
        <text:soft-page-break/>
        <table:table-row>
          <table:table-cell table:style-name="Таблица1.D2" office:value-type="string">
            <text:list xml:id="list36400390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GUSPDL</text:p>
          </table:table-cell>
          <table:table-cell table:style-name="Таблица1.D2" office:value-type="string">
            <text:p text:style-name="P1">Густота подлеска</text:p>
          </table:table-cell>
          <table:table-cell table:style-name="Таблица1.D2" office:value-type="string">
            <text:p text:style-name="P1">GustPdl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36383975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PORPDL1</text:p>
          </table:table-cell>
          <table:table-cell table:style-name="Таблица1.D2" office:value-type="string">
            <text:p text:style-name="P1">Порода подлеска 1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85014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PORPDL2</text:p>
          </table:table-cell>
          <table:table-cell table:style-name="Таблица1.D2" office:value-type="string">
            <text:p text:style-name="P1">Порода подлеска 2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74434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PORPDL3</text:p>
          </table:table-cell>
          <table:table-cell table:style-name="Таблица1.D2" office:value-type="string">
            <text:p text:style-name="P1">Порода подлеска 3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6376901" text:continue-numbering="true" text:style-name="Numbering_20_2">
              <text:list-item>
                <text:p text:style-name="P10"/>
              </text:list-item>
            </text:list>
          </table:table-cell>
          <table:table-cell table:style-name="Таблица1.D2" office:value-type="string">
            <text:p text:style-name="P1">TLU</text:p>
          </table:table-cell>
          <table:table-cell table:style-name="Таблица1.D2" office:value-type="string">
            <text:p text:style-name="P3">ТЛУ</text:p>
          </table:table-cell>
          <table:table-cell table:style-name="Таблица1.D2" office:value-type="string">
            <text:p text:style-name="P1">TLU.dbf </text:p>
          </table:table-cell>
          <table:table-cell table:style-name="Таблица1.E2" office:value-type="string">
            <text:p text:style-name="P2">TX</text:p>
          </table:table-cell>
        </table:table-row>
      </table:table>
      <text:p text:style-name="P8"/>
      <text:p text:style-name="P8"/>
      <text:p text:style-name="Standard"><text:span text:style-name="T1">Таблица </text:span><text:span text:style-name="T3">2</text:span><text:span text:style-name="T1">. Перечень импортируемых полей из БД <text:s/>PHL</text:span><text:span text:style-name="T3">2</text:span><text:span text:style-name="T1">.DBF в таблицу </text:span><text:span text:style-name="T10">yarpor_attr</text:span><text:span text:style-name="T3"> </text:span><text:span text:style-name="T1">БД </text:span><text:span text:style-name="T3">sqlite</text:span>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table:number-rows-spanned="2" office:value-type="string">
              <text:p text:style-name="Table_20_Heading"/>
            </table:table-cell>
            <table:table-cell table:style-name="Таблица2.A1" table:number-rows-spanned="2" office:value-type="string">
              <text:p text:style-name="Table_20_Heading">Атрибут</text:p>
            </table:table-cell>
            <table:table-cell table:style-name="Таблица2.A1" table:number-rows-spanned="2" office:value-type="string">
              <text:p text:style-name="Table_20_Heading">Расшифровка</text:p>
            </table:table-cell>
            <table:table-cell table:style-name="Таблица2.D1" table:number-columns-spanned="2" office:value-type="string">
              <text:p text:style-name="P6">Значение из справочника (если атрибут справочный)</text:p>
            </table:table-cell>
            <table:covered-table-cell/>
          </table:table-row>
          <table:table-row table:style-name="Таблица2.2">
            <table:covered-table-cell/>
            <table:covered-table-cell/>
            <table:covered-table-cell/>
            <table:table-cell table:style-name="Таблица2.D2" office:value-type="string">
              <text:p text:style-name="Table_20_Contents">Имя справочника </text:p>
            </table:table-cell>
            <table:table-cell table:style-name="Таблица2.E2" office:value-type="string">
              <text:p text:style-name="Table_20_Contents">Атрибут</text:p>
            </table:table-cell>
          </table:table-row>
        </table:table-header-rows>
        <table:table-row>
          <table:table-cell table:style-name="Таблица2.D2" office:value-type="string">
            <text:list xml:id="list36399317" text:continue-list="list36376901" text:style-name="Numbering_20_2">
              <text:list-item text:start-value="1">
                <text:p text:style-name="P9"/>
              </text:list-item>
            </text:list>
          </table:table-cell>
          <table:table-cell table:style-name="Таблица2.D2" office:value-type="string">
            <text:p text:style-name="Table_20_Contents">NNN</text:p>
          </table:table-cell>
          <table:table-cell table:style-name="Таблица2.D2" office:value-type="string">
            <text:p text:style-name="Table_20_Contents">Индекс <text:span text:style-name="T1">выдела</text:span></text:p>
          </table:table-cell>
          <table:table-cell table:style-name="Таблица2.D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D2" office:value-type="string">
            <text:list xml:id="list36400246" text:continue-numbering="true" text:style-name="Numbering_20_2">
              <text:list-item>
                <text:p text:style-name="P9"/>
              </text:list-item>
            </text:list>
          </table:table-cell>
          <table:table-cell table:style-name="Таблица2.D2" office:value-type="string">
            <text:p text:style-name="P2">YAR</text:p>
          </table:table-cell>
          <table:table-cell table:style-name="Таблица2.D2" office:value-type="string">
            <text:p text:style-name="P1">Ярус</text:p>
          </table:table-cell>
          <table:table-cell table:style-name="Таблица2.D2" office:value-type="string">
            <text:p text:style-name="P1">Yarus.DBF </text:p>
          </table:table-cell>
          <table:table-cell table:style-name="Таблица2.E2" office:value-type="string">
            <text:p text:style-name="P2">TX</text:p>
          </table:table-cell>
        </table:table-row>
        <table:table-row>
          <table:table-cell table:style-name="Таблица2.D2" office:value-type="string">
            <text:list xml:id="list36391835" text:continue-numbering="true" text:style-name="Numbering_20_2">
              <text:list-item>
                <text:p text:style-name="P9"/>
              </text:list-item>
            </text:list>
          </table:table-cell>
          <table:table-cell table:style-name="Таблица2.D2" office:value-type="string">
            <text:p text:style-name="P2">KOFSOS</text:p>
          </table:table-cell>
          <table:table-cell table:style-name="Таблица2.D2" office:value-type="string">
            <text:p text:style-name="P1">Коэффициент состава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D2" office:value-type="string">
            <text:list xml:id="list36377926" text:continue-numbering="true" text:style-name="Numbering_20_2">
              <text:list-item>
                <text:p text:style-name="P9"/>
              </text:list-item>
            </text:list>
          </table:table-cell>
          <table:table-cell table:style-name="Таблица2.D2" office:value-type="string">
            <text:p text:style-name="P2">POR</text:p>
          </table:table-cell>
          <table:table-cell table:style-name="Таблица2.D2" office:value-type="string">
            <text:p text:style-name="P1">Древесная порода</text:p>
          </table:table-cell>
          <table:table-cell table:style-name="Таблица2.D2" office:value-type="string">
            <text:p text:style-name="P1">Porody.DBF</text:p>
          </table:table-cell>
          <table:table-cell table:style-name="Таблица2.E2" office:value-type="string">
            <text:p text:style-name="P2">TX</text:p>
          </table:table-cell>
        </table:table-row>
        <table:table-row>
          <table:table-cell table:style-name="Таблица2.D2" office:value-type="string">
            <text:list xml:id="list36393834" text:continue-numbering="true" text:style-name="Numbering_20_2">
              <text:list-item>
                <text:p text:style-name="P9"/>
              </text:list-item>
            </text:list>
          </table:table-cell>
          <table:table-cell table:style-name="Таблица2.D2" office:value-type="string">
            <text:p text:style-name="P2">VOZ </text:p>
          </table:table-cell>
          <table:table-cell table:style-name="Таблица2.D2" office:value-type="string">
            <text:p text:style-name="P1">Возраст 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D2" office:value-type="string">
            <text:list xml:id="list36378179" text:continue-numbering="true" text:style-name="Numbering_20_2">
              <text:list-item>
                <text:p text:style-name="P9"/>
              </text:list-item>
            </text:list>
          </table:table-cell>
          <table:table-cell table:style-name="Таблица2.D2" office:value-type="string">
            <text:p text:style-name="P2">VYS </text:p>
          </table:table-cell>
          <table:table-cell table:style-name="Таблица2.D2" office:value-type="string">
            <text:p text:style-name="P1">Высота 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  <table:table-row table:style-name="Таблица2.9">
          <table:table-cell table:style-name="Таблица2.D2" office:value-type="string">
            <text:list xml:id="list36383195" text:continue-numbering="true" text:style-name="Numbering_20_2">
              <text:list-item>
                <text:p text:style-name="P9"/>
              </text:list-item>
            </text:list>
          </table:table-cell>
          <table:table-cell table:style-name="Таблица2.D2" office:value-type="string">
            <text:p text:style-name="P2">DIM</text:p>
          </table:table-cell>
          <table:table-cell table:style-name="Таблица2.D2" office:value-type="string">
            <text:p text:style-name="P1">Диаметр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D2" office:value-type="string">
            <text:list xml:id="list36380378" text:continue-numbering="true" text:style-name="Numbering_20_2">
              <text:list-item>
                <text:p text:style-name="P9"/>
              </text:list-item>
            </text:list>
          </table:table-cell>
          <table:table-cell table:style-name="Таблица2.D2" office:value-type="string">
            <text:p text:style-name="P2">KLSTOV </text:p>
          </table:table-cell>
          <table:table-cell table:style-name="Таблица2.D2" office:value-type="string">
            <text:p text:style-name="P1">Класс товарности 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D2" office:value-type="string">
            <text:list xml:id="list36381691" text:continue-numbering="true" text:style-name="Numbering_20_2">
              <text:list-item>
                <text:p text:style-name="P9"/>
              </text:list-item>
            </text:list>
          </table:table-cell>
          <table:table-cell table:style-name="Таблица2.D2" office:value-type="string">
            <text:p text:style-name="P2">PRS</text:p>
          </table:table-cell>
          <table:table-cell table:style-name="Таблица2.D2" office:value-type="string">
            <text:p text:style-name="P1">Происхождение </text:p>
          </table:table-cell>
          <table:table-cell table:style-name="Таблица2.D2" office:value-type="string">
            <text:p text:style-name="P1">Prois.dbf </text:p>
          </table:table-cell>
          <table:table-cell table:style-name="Таблица2.E2" office:value-type="string">
            <text:p text:style-name="P2">TX</text:p>
          </table:table-cell>
        </table:table-row>
        <table:table-row>
          <table:table-cell table:style-name="Таблица2.D2" office:value-type="string">
            <text:list xml:id="list36392434" text:continue-numbering="true" text:style-name="Numbering_20_2">
              <text:list-item>
                <text:p text:style-name="P9"/>
              </text:list-item>
            </text:list>
          </table:table-cell>
          <table:table-cell table:style-name="Таблица2.D2" office:value-type="string">
            <text:p text:style-name="P2">POL </text:p>
          </table:table-cell>
          <table:table-cell table:style-name="Таблица2.D2" office:value-type="string">
            <text:p text:style-name="P1">Полнота </text:p>
          </table:table-cell>
          <table:table-cell table:style-name="Таблица2.D2" office:value-type="string">
            <text:p text:style-name="P1"><text:span text:style-name="T6">Polnota.dbf</text:span> </text:p>
          </table:table-cell>
          <table:table-cell table:style-name="Таблица2.E2" office:value-type="string">
            <text:p text:style-name="P2">TX</text:p>
          </table:table-cell>
        </table:table-row>
        <table:table-row>
          <table:table-cell table:style-name="Таблица2.D2" office:value-type="string">
            <text:list xml:id="list36385529" text:continue-numbering="true" text:style-name="Numbering_20_2">
              <text:list-item>
                <text:p text:style-name="P9"/>
              </text:list-item>
            </text:list>
          </table:table-cell>
          <table:table-cell table:style-name="Таблица2.D2" office:value-type="string">
            <text:p text:style-name="P2">SPS </text:p>
          </table:table-cell>
          <table:table-cell table:style-name="Таблица2.D2" office:value-type="string">
            <text:p text:style-name="P1">Сумма площадей сечения 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D2" office:value-type="string">
            <text:list xml:id="list36400724" text:continue-numbering="true" text:style-name="Numbering_20_2">
              <text:list-item>
                <text:p text:style-name="P9"/>
              </text:list-item>
            </text:list>
          </table:table-cell>
          <table:table-cell table:style-name="Таблица2.D2" office:value-type="string">
            <text:p text:style-name="P2">ZAP</text:p>
          </table:table-cell>
          <table:table-cell table:style-name="Таблица2.D2" office:value-type="string">
            <text:p text:style-name="P1">Запас яруса на 1 га 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</table:table>
      <text:p text:style-name="Standard"><text:change-start text:change-id="ct328636808"/><text:soft-page-break/>Таблица 3. Перечень полей таблицы <text:span text:style-name="T3">makets</text:span></text:p>
      <text:p text:style-name="Standard"><text:change-end text:change-id="ct328636808"/><text:span text:style-name="T3"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header-rows>
          <table:table-row>
            <table:table-cell table:style-name="Таблица4.A1" table:number-rows-spanned="2" office:value-type="string">
              <text:p text:style-name="Table_20_Heading"/>
            </table:table-cell>
            <table:table-cell table:style-name="Таблица4.A1" table:number-rows-spanned="2" office:value-type="string">
              <text:p text:style-name="Table_20_Heading"><text:change-start text:change-id="ct328636912"/>Атрибут<text:change-end text:change-id="ct328636912"/></text:p>
            </table:table-cell>
            <table:table-cell table:style-name="Таблица4.A1" table:number-rows-spanned="2" office:value-type="string">
              <text:p text:style-name="Table_20_Heading"><text:change-start text:change-id="ct328634832"/>Расшифровка<text:change-end text:change-id="ct328634832"/></text:p>
            </table:table-cell>
            <table:table-cell table:style-name="Таблица4.D1" table:number-columns-spanned="2" office:value-type="string">
              <text:p text:style-name="P6"><text:change-start text:change-id="ct328634312"/>Значение из справочника (если атрибут справочный)<text:change-end text:change-id="ct328634312"/></text:p>
            </table:table-cell>
            <table:covered-table-cell/>
          </table:table-row>
          <table:table-row table:style-name="Таблица4.2">
            <table:covered-table-cell/>
            <table:covered-table-cell/>
            <table:covered-table-cell/>
            <table:table-cell table:style-name="Таблица4.D2" office:value-type="string">
              <text:p text:style-name="Table_20_Contents"><text:change-start text:change-id="ct328634520"/>Имя справочника <text:change-end text:change-id="ct328634520"/></text:p>
            </table:table-cell>
            <table:table-cell table:style-name="Таблица4.E2" office:value-type="string">
              <text:p text:style-name="Table_20_Contents"><text:change-start text:change-id="ct328633688"/>Атрибут<text:change-end text:change-id="ct328633688"/></text:p>
            </table:table-cell>
          </table:table-row>
        </table:table-header-rows>
        <table:table-row table:style-name="Таблица4.3">
          <table:table-cell table:style-name="Таблица4.A3">
            <text:list xml:id="list36373352" text:continue-list="list36400724" text:style-name="Numbering_20_2">
              <text:list-item text:start-value="1">
                <text:p text:style-name="P12"/>
              </text:list-item>
            </text:list>
          </table:table-cell>
          <table:table-cell table:style-name="Таблица4.D2" office:value-type="string">
            <text:p text:style-name="Table_20_Contents"><text:change-start text:change-id="ct328633792"/>NNN<text:change-end text:change-id="ct328633792"/></text:p>
          </table:table-cell>
          <table:table-cell table:style-name="Таблица4.D2" office:value-type="string">
            <text:p text:style-name="Table_20_Contents"><text:change-start text:change-id="ct328634624"/>Индекс <text:span text:style-name="T1">выдела</text:span><text:change-end text:change-id="ct328634624"/></text:p>
          </table:table-cell>
          <table:table-cell table:style-name="Таблица4.D2" office:value-type="string">
            <text:p text:style-name="Table_20_Contents"/>
          </table:table-cell>
          <table:table-cell table:style-name="Таблица4.E2" office:value-type="string">
            <text:p text:style-name="Table_20_Contents"/>
          </table:table-cell>
        </table:table-row>
        <table:table-row>
          <table:table-cell table:style-name="Таблица4.A3">
            <text:list xml:id="list36379508" text:continue-numbering="true" text:style-name="Numbering_20_2">
              <text:list-item>
                <text:p text:style-name="P9"/>
              </text:list-item>
            </text:list>
          </table:table-cell>
          <table:table-cell table:style-name="Таблица4.D2" office:value-type="string">
            <text:p text:style-name="P11"><text:change-start text:change-id="ct329403080"/>Maket<text:change-end text:change-id="ct329403080"/></text:p>
          </table:table-cell>
          <table:table-cell table:style-name="Таблица4.D2" office:value-type="string">
            <text:p text:style-name="P13"><text:change-start text:change-id="ct329402560"/>Имя макета<text:change-end text:change-id="ct329402560"/></text:p>
          </table:table-cell>
          <table:table-cell table:style-name="Таблица4.D2" office:value-type="string">
            <text:p text:style-name="P11"><text:change-start text:change-id="ct329403600"/>Makets.dbf<text:change-end text:change-id="ct329403600"/></text:p>
          </table:table-cell>
          <table:table-cell table:style-name="Таблица4.E2" office:value-type="string">
            <text:p text:style-name="P11"><text:change-start text:change-id="ct329402976"/>NAME, <text:span text:style-name="T1">где </text:span>Field="N0"<text:change-end text:change-id="ct329402976"/></text:p>
          </table:table-cell>
        </table:table-row>
        <table:table-row>
          <table:table-cell table:style-name="Таблица4.D2" office:value-type="string">
            <text:list xml:id="list36374382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4.D2" office:value-type="string">
            <text:p text:style-name="P11"><text:change-start text:change-id="ct329796328"/>N1<text:change-end text:change-id="ct329796328"/></text:p>
          </table:table-cell>
          <table:table-cell table:style-name="Таблица4.D2" office:value-type="string">
            <text:p text:style-name="P13"><text:change-start text:change-id="ct329798616"/><text:span text:style-name="T3">N</text:span><text:change-end text:change-id="ct329798616"/><text:change-start text:change-id="ct329798200"/>1<text:change-end text:change-id="ct329798200"/></text:p>
          </table:table-cell>
          <table:table-cell table:style-name="Таблица4.D2" office:value-type="string">
            <text:p text:style-name="P11"><text:change-start text:change-id="ct329795288"/><text:span text:style-name="T1">Значение составное</text:span><text:change-end text:change-id="ct329795288"/></text:p>
          </table:table-cell>
          <table:table-cell table:style-name="Таблица4.E2" office:value-type="string">
            <text:p text:style-name="P11"><text:change-start text:change-id="ct329793832"/>N1[<text:span text:style-name="T1">из </text:span>Phl3.dbf<text:change-end text:change-id="ct329793832"/><text:change-start text:change-id="ct329795912"/>]<text:change-end text:change-id="ct329795912"/><text:change-start text:change-id="ct329796016"/> (NAME <text:span text:style-name="T1">[из </text:span>Makets.dbf, <text:span text:style-name="T1">где </text:span>Field="N<text:span text:style-name="T1">1</text:span>"<text:span text:style-name="T1">])</text:span><text:change-end text:change-id="ct329796016"/></text:p>
          </table:table-cell>
        </table:table-row>
        <table:table-row>
          <table:table-cell table:style-name="Таблица4.D2" office:value-type="string">
            <text:list xml:id="list36387157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4.D2" office:value-type="string">
            <text:p text:style-name="P11"><text:change-start text:change-id="ct329793728"/>N<text:span text:style-name="T1">2</text:span><text:change-end text:change-id="ct329793728"/></text:p>
          </table:table-cell>
          <table:table-cell table:style-name="Таблица4.D2" office:value-type="string">
            <text:p text:style-name="P13"><text:change-start text:change-id="ct329799136"/><text:span text:style-name="T3">N</text:span><text:change-end text:change-id="ct329799136"/><text:change-start text:change-id="ct329800072"/>2<text:change-end text:change-id="ct329800072"/></text:p>
          </table:table-cell>
          <table:table-cell table:style-name="Таблица4.D2" office:value-type="string">
            <text:p text:style-name="P11"><text:change-start text:change-id="ct329794352"/><text:span text:style-name="T1">Значение составное</text:span><text:change-end text:change-id="ct329794352"/></text:p>
          </table:table-cell>
          <table:table-cell table:style-name="Таблица4.E2" office:value-type="string">
            <text:p text:style-name="P11"><text:change-start text:change-id="ct329794560"/>N<text:span text:style-name="T1">2</text:span>[<text:span text:style-name="T1">из </text:span>Phl3.dbf] (NAME <text:span text:style-name="T1">[из </text:span>Makets.dbf, <text:span text:style-name="T1">где </text:span>Field="N<text:span text:style-name="T1">2</text:span>"<text:span text:style-name="T1">])</text:span><text:change-end text:change-id="ct329794560"/></text:p>
          </table:table-cell>
        </table:table-row>
        <table:table-row>
          <table:table-cell table:style-name="Таблица4.D2" office:value-type="string">
            <text:list xml:id="list36391840" text:continue-numbering="true" text:style-name="Numbering_20_2">
              <text:list-item>
                <text:p text:style-name="P9"/>
              </text:list-item>
            </text:list>
          </table:table-cell>
          <table:table-cell table:style-name="Таблица4.D2" office:value-type="string">
            <text:p text:style-name="P11"><text:change-start text:change-id="ct329796536"/>N<text:span text:style-name="T1">3</text:span><text:change-end text:change-id="ct329796536"/></text:p>
          </table:table-cell>
          <table:table-cell table:style-name="Таблица4.D2" office:value-type="string">
            <text:p text:style-name="P11"><text:change-start text:change-id="ct329794664"/>N<text:change-end text:change-id="ct329794664"/><text:change-start text:change-id="ct329797992"/><text:span text:style-name="T1">3</text:span><text:change-end text:change-id="ct329797992"/></text:p>
          </table:table-cell>
          <table:table-cell table:style-name="Таблица4.D2" office:value-type="string">
            <text:p text:style-name="P13"><text:change-start text:change-id="ct329793936"/>Значение составное<text:change-end text:change-id="ct329793936"/></text:p>
          </table:table-cell>
          <table:table-cell table:style-name="Таблица4.E2" office:value-type="string">
            <text:p text:style-name="P11"><text:change-start text:change-id="ct329796640"/>N<text:span text:style-name="T1">3</text:span>[<text:span text:style-name="T1">из </text:span>Phl3.dbf] (NAME <text:span text:style-name="T1">[из </text:span>Makets.dbf, <text:span text:style-name="T1">где </text:span>Field="N<text:span text:style-name="T1">3</text:span>"<text:span text:style-name="T1">])</text:span><text:change-end text:change-id="ct329796640"/></text:p>
          </table:table-cell>
        </table:table-row>
        <table:table-row>
          <table:table-cell table:style-name="Таблица4.D2" office:value-type="string">
            <text:list xml:id="list36389006" text:continue-numbering="true" text:style-name="Numbering_20_2">
              <text:list-item>
                <text:p text:style-name="P9"/>
              </text:list-item>
            </text:list>
          </table:table-cell>
          <table:table-cell table:style-name="Таблица4.D2" office:value-type="string">
            <text:p text:style-name="P11"><text:change-start text:change-id="ct329794976"/>N<text:span text:style-name="T1">4</text:span><text:change-end text:change-id="ct329794976"/></text:p>
          </table:table-cell>
          <table:table-cell table:style-name="Таблица4.D2" office:value-type="string">
            <text:p text:style-name="P11"><text:change-start text:change-id="ct329796848"/>N<text:change-end text:change-id="ct329796848"/><text:change-start text:change-id="ct329798824"/><text:span text:style-name="T1">4</text:span><text:change-end text:change-id="ct329798824"/></text:p>
          </table:table-cell>
          <table:table-cell table:style-name="Таблица4.D2" office:value-type="string">
            <text:p text:style-name="P13"><text:change-start text:change-id="ct329795392"/>Значение составное<text:change-end text:change-id="ct329795392"/></text:p>
          </table:table-cell>
          <table:table-cell table:style-name="Таблица4.E2" office:value-type="string">
            <text:p text:style-name="P11"><text:change-start text:change-id="ct329795600"/>N<text:span text:style-name="T1">4</text:span>[<text:span text:style-name="T1">из </text:span>Phl3.dbf] (NAME <text:span text:style-name="T1">[из </text:span>Makets.dbf, <text:span text:style-name="T1">где </text:span>Field="N<text:span text:style-name="T1">4</text:span>"<text:span text:style-name="T1">])</text:span><text:change-end text:change-id="ct329795600"/></text:p>
          </table:table-cell>
        </table:table-row>
        <table:table-row>
          <table:table-cell table:style-name="Таблица4.D2" office:value-type="string">
            <text:list xml:id="list36385603" text:continue-numbering="true" text:style-name="Numbering_20_2">
              <text:list-item>
                <text:p text:style-name="P9"/>
              </text:list-item>
            </text:list>
          </table:table-cell>
          <table:table-cell table:style-name="Таблица4.D2" office:value-type="string">
            <text:p text:style-name="P11"><text:change-start text:change-id="ct329797888"/>N<text:span text:style-name="T1">5</text:span><text:change-end text:change-id="ct329797888"/></text:p>
          </table:table-cell>
          <table:table-cell table:style-name="Таблица4.D2" office:value-type="string">
            <text:p text:style-name="P11"><text:change-start text:change-id="ct329798408"/>N<text:change-end text:change-id="ct329798408"/><text:change-start text:change-id="ct329798096"/><text:span text:style-name="T1">5</text:span><text:change-end text:change-id="ct329798096"/></text:p>
          </table:table-cell>
          <table:table-cell table:style-name="Таблица4.D2" office:value-type="string">
            <text:p text:style-name="P13"><text:change-start text:change-id="ct329799240"/>Значение составное<text:change-end text:change-id="ct329799240"/></text:p>
          </table:table-cell>
          <table:table-cell table:style-name="Таблица4.E2" office:value-type="string">
            <text:p text:style-name="P11"><text:change-start text:change-id="ct329799864"/>N<text:span text:style-name="T1">5</text:span>[<text:span text:style-name="T1">из </text:span>Phl3.dbf] (NAME <text:span text:style-name="T1">[из </text:span>Makets.dbf, <text:span text:style-name="T1">где </text:span>Field="N<text:span text:style-name="T1">5</text:span>"<text:span text:style-name="T1">])</text:span><text:change-end text:change-id="ct329799864"/></text:p>
          </table:table-cell>
        </table:table-row>
        <table:table-row>
          <table:table-cell table:style-name="Таблица4.D2" office:value-type="string">
            <text:list xml:id="list36382685" text:continue-numbering="true" text:style-name="Numbering_20_2">
              <text:list-item>
                <text:p text:style-name="P9"/>
              </text:list-item>
            </text:list>
          </table:table-cell>
          <table:table-cell table:style-name="Таблица4.D2" office:value-type="string">
            <text:p text:style-name="P11"><text:change-start text:change-id="ct329798304"/>N<text:span text:style-name="T1">6</text:span><text:change-end text:change-id="ct329798304"/></text:p>
          </table:table-cell>
          <table:table-cell table:style-name="Таблица4.D2" office:value-type="string">
            <text:p text:style-name="P11"><text:change-start text:change-id="ct329797784"/>N<text:change-end text:change-id="ct329797784"/><text:change-start text:change-id="ct329797576"/><text:span text:style-name="T1">6</text:span><text:change-end text:change-id="ct329797576"/></text:p>
          </table:table-cell>
          <table:table-cell table:style-name="Таблица4.D2" office:value-type="string">
            <text:p text:style-name="P13"><text:change-start text:change-id="ct329799656"/>Значение составное<text:change-end text:change-id="ct329799656"/></text:p>
          </table:table-cell>
          <table:table-cell table:style-name="Таблица4.E2" office:value-type="string">
            <text:p text:style-name="P11"><text:change-start text:change-id="ct329798928"/>N<text:span text:style-name="T1">6</text:span>[<text:span text:style-name="T1">из </text:span>Phl3.dbf] (NAME <text:span text:style-name="T1">[из </text:span>Makets.dbf, <text:span text:style-name="T1">где </text:span>Field="N<text:span text:style-name="T1">6</text:span>"<text:span text:style-name="T1">])</text:span><text:change-end text:change-id="ct329798928"/></text:p>
          </table:table-cell>
        </table:table-row>
        <table:table-row>
          <table:table-cell table:style-name="Таблица4.D2" office:value-type="string">
            <text:list xml:id="list36397155" text:continue-numbering="true" text:style-name="Numbering_20_2">
              <text:list-item>
                <text:p text:style-name="P9"/>
              </text:list-item>
            </text:list>
          </table:table-cell>
          <table:table-cell table:style-name="Таблица4.D2" office:value-type="string">
            <text:p text:style-name="P11"><text:change-start text:change-id="ct329797680"/>N<text:span text:style-name="T1">7</text:span><text:change-end text:change-id="ct329797680"/></text:p>
          </table:table-cell>
          <table:table-cell table:style-name="Таблица4.D2" office:value-type="string">
            <text:p text:style-name="P11"><text:change-start text:change-id="ct329799032"/>N<text:change-end text:change-id="ct329799032"/><text:change-start text:change-id="ct329799344"/><text:span text:style-name="T1">7</text:span><text:change-end text:change-id="ct329799344"/></text:p>
          </table:table-cell>
          <table:table-cell table:style-name="Таблица4.D2" office:value-type="string">
            <text:p text:style-name="P13"><text:change-start text:change-id="ct329799760"/>Значение составное<text:change-end text:change-id="ct329799760"/></text:p>
          </table:table-cell>
          <table:table-cell table:style-name="Таблица4.E2" office:value-type="string">
            <text:p text:style-name="P11"><text:change-start text:change-id="ct329799552"/>N<text:span text:style-name="T1">7</text:span>[<text:span text:style-name="T1">из </text:span>Phl3.dbf] (NAME <text:span text:style-name="T1">[из </text:span>Makets.dbf, <text:span text:style-name="T1">где </text:span>Field="N<text:span text:style-name="T1">7</text:span>"<text:span text:style-name="T1">])</text:span><text:change-end text:change-id="ct329799552"/></text:p>
          </table:table-cell>
        </table:table-row>
        <table:table-row>
          <table:table-cell table:style-name="Таблица4.D2" office:value-type="string">
            <text:list xml:id="list36388489" text:continue-numbering="true" text:style-name="Numbering_20_2">
              <text:list-item>
                <text:p text:style-name="P9"/>
              </text:list-item>
            </text:list>
          </table:table-cell>
          <table:table-cell table:style-name="Таблица4.D2" office:value-type="string">
            <text:p text:style-name="P11"><text:change-start text:change-id="ct329797472"/>N<text:change-end text:change-id="ct329797472"/><text:change-start text:change-id="ct329793624"/><text:span text:style-name="T1">8</text:span><text:change-end text:change-id="ct329793624"/></text:p>
          </table:table-cell>
          <table:table-cell table:style-name="Таблица4.D2" office:value-type="string">
            <text:p text:style-name="P11"><text:change-start text:change-id="ct329798512"/>N<text:change-end text:change-id="ct329798512"/><text:change-start text:change-id="ct329799968"/><text:span text:style-name="T1">8</text:span><text:change-end text:change-id="ct329799968"/></text:p>
          </table:table-cell>
          <table:table-cell table:style-name="Таблица4.D2" office:value-type="string">
            <text:p text:style-name="P13"><text:change-start text:change-id="ct329797160"/>Значение составное<text:change-end text:change-id="ct329797160"/></text:p>
          </table:table-cell>
          <table:table-cell table:style-name="Таблица4.E2" office:value-type="string">
            <text:p text:style-name="P11"><text:change-start text:change-id="ct329797056"/>N<text:span text:style-name="T1">8</text:span>[<text:span text:style-name="T1">из </text:span>Phl3.dbf] (NAME <text:span text:style-name="T1">[из </text:span>Makets.dbf, <text:span text:style-name="T1">где </text:span>Field="N<text:span text:style-name="T1">8</text:span>"<text:span text:style-name="T1">])</text:span><text:change-end text:change-id="ct329797056"/></text:p>
          </table:table-cell>
        </table:table-row>
      </table:table>
      <text:p text:style-name="Standard"><text:span text:style-name="T1">Таблица </text:span><text:change-start text:change-id="ct329383216"/><text:span text:style-name="T1">4</text:span><text:change-end text:change-id="ct329383216"/><text:change text:change-id="ct329385712"/><text:span text:style-name="T1">. Перечень полей слоя </text:span><text:span text:style-name="T3">kvr_plg</text:span></text:p>
      <text:p text:style-name="P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>
            <table:table-cell table:style-name="Таблица3.A1" table:number-rows-spanned="2" office:value-type="string">
              <text:p text:style-name="Table_20_Heading"/>
            </table:table-cell>
            <table:table-cell table:style-name="Таблица3.A1" table:number-rows-spanned="2" office:value-type="string">
              <text:p text:style-name="Table_20_Heading">Атрибут</text:p>
            </table:table-cell>
            <table:table-cell table:style-name="Таблица3.A1" table:number-rows-spanned="2" office:value-type="string">
              <text:p text:style-name="Table_20_Heading">Расшифровка</text:p>
            </table:table-cell>
            <table:table-cell table:style-name="Таблица3.A1" table:number-rows-spanned="2" office:value-type="string">
              <text:p text:style-name="P6">Значение</text:p>
            </table:table-cell>
          </table:table-row>
          <table:table-row table:style-name="Таблица3.2"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Таблица3.A3" office:value-type="string">
            <text:list xml:id="list36400354" text:continue-list="list36388489" text:style-name="Numbering_20_2">
              <text:list-item text:start-value="1">
                <text:p text:style-name="P9"/>
              </text:list-item>
            </text:list>
          </table:table-cell>
          <table:table-cell table:style-name="Таблица3.A3" office:value-type="string">
            <text:p text:style-name="P1"><text:span text:style-name="T5">NOMKVR</text:span> </text:p>
          </table:table-cell>
          <table:table-cell table:style-name="Таблица3.A3" office:value-type="string">
            <text:p text:style-name="P1"><text:span text:style-name="T1">Н</text:span>омер квартала</text:p>
          </table:table-cell>
          <table:table-cell table:style-name="Таблица3.A3" office:value-type="string">
            <text:p text:style-name="Table_20_Contents"/>
          </table:table-cell>
        </table:table-row>
        <table:table-row>
          <table:table-cell table:style-name="Таблица3.A3" office:value-type="string">
            <text:list xml:id="list36382636" text:continue-numbering="true" text:style-name="Numbering_20_2">
              <text:list-item>
                <text:p text:style-name="P9"/>
              </text:list-item>
            </text:list>
          </table:table-cell>
          <table:table-cell table:style-name="Таблица3.A3" office:value-type="string">
            <text:p text:style-name="P2">PLSKVR</text:p>
          </table:table-cell>
          <table:table-cell table:style-name="Таблица3.A3" office:value-type="string">
            <text:p text:style-name="P3">Площадь квартала</text:p>
          </table:table-cell>
          <table:table-cell table:style-name="Таблица3.A3" office:value-type="string">
            <text:p text:style-name="P1">Суммарная площадь всех выделов, входящих в <text:soft-page-break/>состав квартала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en" fo:country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er Lisovenko</meta:initial-creator>
    <meta:creation-date>2015-12-15T11:19:26.48</meta:creation-date>
    <dc:date>2016-01-15T16:21:01.30</dc:date>
    <dc:creator>Alexander Lisovenko</dc:creator>
    <meta:editing-duration>PT3H15M44S</meta:editing-duration>
    <meta:editing-cycles>17</meta:editing-cycles>
    <meta:generator>OpenOffice/4.1.2$Win32 OpenOffice.org_project/412m3$Build-9782</meta:generator>
    <meta:document-statistic meta:table-count="4" meta:image-count="0" meta:object-count="0" meta:page-count="6" meta:paragraph-count="285" meta:word-count="639" meta:character-count="4409"/>
  </office:meta>
</office:document-meta>
</file>